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300000270AF541DE0CBB885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3.09cm, 3.266cm, -2.596cm, -2.5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22cm" svg:height="20.065cm" svg:x="1.254cm" svg:y="3.667cm">
          <draw:image xlink:href="Pictures/100000000000033300000270AF541DE0CBB8857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4T07:19:06.501570175</dc:date>
    <meta:editing-duration>PT1M21S</meta:editing-duration>
    <meta:editing-cycles>1</meta:editing-cycles>
    <meta:document-statistic meta:object-count="1"/>
    <meta:generator>LibreOffice/5.1.6.2$Linux_AARCH64 LibreOffice_project/10m0$Build-2</meta:generator>
  </office:meta>
</office:document-meta>
</file>